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f0631"/>
    </style:style>
    <style:style style:name="T1" style:family="text">
      <style:text-properties officeooo:rsid="001f0631"/>
    </style:style>
    <style:style style:name="T2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d ~/Downloads</text:p>
      <text:p text:style-name="Preformatted_20_Text"/>
      <text:p text:style-name="P1">cd mflix-python</text:p>
      <text:p text:style-name="P1"/>
      <text:p text:style-name="P1"><text:span text:style-name="Strong_20_Emphasis">Installing Anaconda for </text:span><text:span text:style-name="Strong_20_Emphasis"><text:span text:style-name="T1">linux</text:span></text:span></text:p>
      <text:p text:style-name="P2"><text:span text:style-name="Strong_20_Emphasis"><text:span text:style-name="T2"># navigate to the mflix-python directory </text:span></text:span></text:p>
      <text:p text:style-name="P2"><text:span text:style-name="Strong_20_Emphasis"><text:span text:style-name="T2">cd mflix-python </text:span></text:span></text:p>
      <text:p text:style-name="P2"><text:span text:style-name="Strong_20_Emphasis"><text:span text:style-name="T2"># enable the "conda" command in Terminal </text:span></text:span></text:p>
      <text:p text:style-name="P2"><text:span text:style-name="Strong_20_Emphasis"><text:span text:style-name="T2">echo ". /anaconda3/etc/profile.d/conda.sh" &gt;&gt; ~/.bash_profile source ~/.bash_profile </text:span></text:span></text:p>
      <text:p text:style-name="P2"><text:span text:style-name="Strong_20_Emphasis"><text:span text:style-name="T2"># create a new environment for MFlix </text:span></text:span></text:p>
      <text:p text:style-name="P2"><text:span text:style-name="Strong_20_Emphasis"><text:span text:style-name="T2">conda create --name mflix </text:span></text:span></text:p>
      <text:p text:style-name="P2"><text:span text:style-name="Strong_20_Emphasis"><text:span text:style-name="T2"># activate the environment </text:span></text:span></text:p>
      <text:p text:style-name="P2"><text:span text:style-name="Strong_20_Emphasis"><text:span text:style-name="T2">conda activate mflix </text:span></text:span></text:p>
      <text:p text:style-name="P1">conda deactivate</text:p>
      <text:p text:style-name="Standard">https://sifaserdarozen.wordpress.com/category/mongodb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1:10:37.357322689</meta:creation-date>
    <dc:date>2022-03-10T13:16:24.209852496</dc:date>
    <meta:editing-duration>PT1H55M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2" meta:character-count="422" meta:non-whitespace-character-count="376"/>
  </office:meta>
</office:document-meta>
</file>